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0925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ENDA SALENAVE SANTANA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VANDRO BIANQUIN MACHADO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LAVIO PAULUS FRANZIN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DE FREITAS GAIARDO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HILLIAN BIANCHI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NATAS COSTENARO CORTEZE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ONARDO DE ABREU SCHMIDT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GONCALVES BONILLA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ÍSA PERIN LUCCA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EUS CONCICOVSKI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URICIO MATTER DONATO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EDRO LANGBECKER LIMA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GAUNA TRINDADE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ÔMULO MARCONATO STRINGHINI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9:30</dc:date>
    <meta:document-statistic meta:table-count="1" meta:cell-count="60" meta:object-count="0"/>
    <meta:generator>OpenOffice.org/3.4.1$Unix OpenOffice.org_project/341m1$Build-9593</meta:generator>
  </office:meta>
</office:document-meta>
</file>